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 Yun Mei</text:p>
          </table:table-cell>
          <table:table-cell table:style-name="ce3" office:value-type="string" calcext:value-type="string">
            <text:p>Elisa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Rohit.Gupta@tudelft.nl" xlink:type="simple">Rohit.Gupt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00/00/0000</text:date>, <text:time style:data-style-name="N2" text:time-value="16:24:11.517915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1-30T16:27:55.917463596</dc:date>
    <meta:editing-duration>PT46M40S</meta:editing-duration>
    <meta:editing-cycles>47</meta:editing-cycles>
    <meta:generator>LibreOffice/4.3.3.2$Linux_X86_64 LibreOffice_project/430m0$Build-2</meta:generator>
    <meta:print-date>2014-07-20T12:47:47</meta:print-date>
    <meta:document-statistic meta:table-count="3" meta:cell-count="326" meta:object-count="0"/>
  </office:meta>
</office:document-meta>
</file>